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81" calcext:value-type="float">
            <text:p>981</text:p>
          </table:table-cell>
          <table:table-cell table:style-name="ce7" table:formula="of:=COUNTIF([.B7:.B1095];&quot;X&quot;)" office:value-type="float" office:value="840" calcext:value-type="float">
            <text:p>840</text:p>
          </table:table-cell>
          <table:table-cell table:style-name="ce7" table:formula="of:=COUNTIF([.C7:.C1095];&quot;X&quot;)" office:value-type="float" office:value="19" calcext:value-type="float">
            <text:p>19</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2" calcext:value-type="float">
            <text:p>112</text:p>
          </table:table-cell>
          <table:table-cell table:style-name="ce25" table:formula="of:=SUM([.B2:.F2])" office:value-type="float" office:value="1044" calcext:value-type="float">
            <text:p>104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6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9">00/00/0000</text:date>, <text:time style:data-style-name="N2" text:time-value="20:06:43.6400827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19T20:07:25.318019020</dc:date>
    <meta:editing-duration>P1DT2H57M26S</meta:editing-duration>
    <meta:editing-cycles>980</meta:editing-cycles>
    <meta:document-statistic meta:table-count="1" meta:cell-count="5912" meta:object-count="0"/>
  </office:meta>
</office:document-meta>
</file>